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style style:name="P1" style:parent-style-name="標題2" style:master-page-name="MP0" style:family="paragraph">
      <style:paragraph-properties fo:break-before="page" style:punctuation-wrap="simple" fo:line-height="0.3493in"/>
    </style:style>
    <style:style style:name="P5" style:parent-style-name="本文" style:family="paragraph">
      <style:paragraph-properties style:punctuation-wrap="simple" fo:text-align="end" fo:margin-top="0.0909in" fo:margin-right="0.8916in">
        <style:tab-stops>
          <style:tab-stop style:type="left" style:position="1.2979in"/>
        </style:tab-stops>
      </style:paragraph-properties>
    </style:style>
    <style:style style:name="T6" style:parent-style-name="預設段落字型" style:family="text">
      <style:text-properties fo:letter-spacing="0.0263in" fo:font-size="11pt" style:font-size-asian="11pt" style:font-size-complex="11pt"/>
    </style:style>
    <style:style style:name="T7" style:parent-style-name="預設段落字型" style:family="text">
      <style:text-properties fo:font-size="11pt" style:font-size-asian="11pt" style:font-size-complex="11pt"/>
    </style:style>
    <style:style style:name="T8" style:parent-style-name="預設段落字型" style:family="text">
      <style:text-properties fo:font-size="11pt" style:font-size-asian="11pt" style:font-size-complex="11pt"/>
    </style:style>
    <style:style style:name="T9" style:parent-style-name="預設段落字型" style:family="text">
      <style:text-properties fo:font-size="11pt" style:font-size-asian="11pt" style:font-size-complex="11pt"/>
    </style:style>
    <style:style style:name="TableColumn11" style:family="table-column">
      <style:table-column-properties style:column-width="0.5118in" style:use-optimal-column-width="false"/>
    </style:style>
    <style:style style:name="TableColumn12" style:family="table-column">
      <style:table-column-properties style:column-width="0.1777in" style:use-optimal-column-width="false"/>
    </style:style>
    <style:style style:name="TableColumn13" style:family="table-column">
      <style:table-column-properties style:column-width="0.4041in" style:use-optimal-column-width="false"/>
    </style:style>
    <style:style style:name="TableColumn14" style:family="table-column">
      <style:table-column-properties style:column-width="0.1958in" style:use-optimal-column-width="false"/>
    </style:style>
    <style:style style:name="TableColumn15" style:family="table-column">
      <style:table-column-properties style:column-width="0.3715in" style:use-optimal-column-width="false"/>
    </style:style>
    <style:style style:name="TableColumn16" style:family="table-column">
      <style:table-column-properties style:column-width="0.1986in" style:use-optimal-column-width="false"/>
    </style:style>
    <style:style style:name="TableColumn17" style:family="table-column">
      <style:table-column-properties style:column-width="0.2347in" style:use-optimal-column-width="false"/>
    </style:style>
    <style:style style:name="TableColumn18" style:family="table-column">
      <style:table-column-properties style:column-width="0.5354in" style:use-optimal-column-width="false"/>
    </style:style>
    <style:style style:name="TableColumn19" style:family="table-column">
      <style:table-column-properties style:column-width="1.9381in" style:use-optimal-column-width="false"/>
    </style:style>
    <style:style style:name="TableColumn20" style:family="table-column">
      <style:table-column-properties style:column-width="0.15in" style:use-optimal-column-width="false"/>
    </style:style>
    <style:style style:name="TableColumn21" style:family="table-column">
      <style:table-column-properties style:column-width="0.3666in" style:use-optimal-column-width="false"/>
    </style:style>
    <style:style style:name="TableColumn22" style:family="table-column">
      <style:table-column-properties style:column-width="0.1597in" style:use-optimal-column-width="false"/>
    </style:style>
    <style:style style:name="TableColumn23" style:family="table-column">
      <style:table-column-properties style:column-width="0.1756in" style:use-optimal-column-width="false"/>
    </style:style>
    <style:style style:name="TableColumn24" style:family="table-column">
      <style:table-column-properties style:column-width="0.3159in" style:use-optimal-column-width="false"/>
    </style:style>
    <style:style style:name="TableColumn25" style:family="table-column">
      <style:table-column-properties style:column-width="0.3166in" style:use-optimal-column-width="false"/>
    </style:style>
    <style:style style:name="TableColumn26" style:family="table-column">
      <style:table-column-properties style:column-width="0.6472in" style:use-optimal-column-width="false"/>
    </style:style>
    <style:style style:name="Table10" style:family="table">
      <style:table-properties style:width="6.7in" fo:margin-left="0.0069in" table:align="left"/>
    </style:style>
    <style:style style:name="TableRow27" style:family="table-row">
      <style:table-row-properties style:min-row-height="0.2361in" style:use-optimal-row-height="false"/>
    </style:style>
    <style:style style:name="TableCell28" style:family="table-cell">
      <style:table-cell-properties fo:border-top="0.0138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9" style:parent-style-name="TableParagraph" style:family="paragraph">
      <style:paragraph-properties style:punctuation-wrap="simple" fo:margin-top="0.0916in" fo:line-height="0.1902in" fo:margin-left="0.184in">
        <style:tab-stops/>
      </style:paragraph-properties>
      <style:text-properties fo:font-size="11pt" style:font-size-asian="11pt" style:font-size-complex="11pt"/>
    </style:style>
    <style:style style:name="P30" style:parent-style-name="TableParagraph" style:family="paragraph">
      <style:paragraph-properties style:punctuation-wrap="simple" fo:text-align="justify" fo:margin-top="0.0104in" fo:line-height="77%" fo:margin-left="0.1159in" fo:margin-right="0.1083in" fo:text-indent="0.068in">
        <style:tab-stops/>
      </style:paragraph-properties>
    </style:style>
    <style:style style:name="T31" style:parent-style-name="預設段落字型" style:family="text">
      <style:text-properties fo:font-size="11pt" style:font-size-asian="11pt" style:font-size-complex="11pt"/>
    </style:style>
    <style:style style:name="T32" style:parent-style-name="預設段落字型" style:family="text">
      <style:text-properties fo:letter-spacing="-0.0229in" fo:font-size="11pt" style:font-size-asian="11pt" style:font-size-complex="11pt"/>
    </style:style>
    <style:style style:name="T33" style:parent-style-name="預設段落字型" style:family="text">
      <style:text-properties fo:font-size="11pt" style:font-size-asian="11pt" style:font-size-complex="11pt"/>
    </style:style>
    <style:style style:name="TableCell34" style:family="table-cell">
      <style:table-cell-properties fo:border-top="0.0138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35" style:parent-style-name="TableParagraph" style:family="paragraph">
      <style:paragraph-properties style:punctuation-wrap="simple" fo:text-align="center" fo:margin-top="0.0152in" fo:line-height="0.2069in" fo:margin-left="0.0131in">
        <style:tab-stops/>
      </style:paragraph-properties>
      <style:text-properties fo:font-size="11pt" style:font-size-asian="11pt" style:font-size-complex="11pt"/>
    </style:style>
    <style:style style:name="TableCell36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7" style:parent-style-name="TableParagraph" style:family="paragraph">
      <style:paragraph-properties style:punctuation-wrap="simple" fo:text-align="end" fo:margin-top="0.0152in" fo:line-height="0.2069in" fo:margin-right="0.0138in"/>
      <style:text-properties fo:font-size="11pt" style:font-size-asian="11pt" style:font-size-complex="11pt"/>
    </style:style>
    <style:style style:name="TableCell38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40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41" style:parent-style-name="TableParagraph" style:family="paragraph">
      <style:paragraph-properties style:punctuation-wrap="simple" fo:margin-top="0.0152in" fo:line-height="0.2069in" fo:margin-left="0.0263in">
        <style:tab-stops/>
      </style:paragraph-properties>
      <style:text-properties fo:font-size="11pt" style:font-size-asian="11pt" style:font-size-complex="11pt"/>
    </style:style>
    <style:style style:name="TableCell42" style:family="table-cell">
      <style:table-cell-properties fo:border-top="0.0138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43" style:parent-style-name="TableParagraph" style:family="paragraph">
      <style:paragraph-properties style:punctuation-wrap="simple" fo:text-align="end" fo:margin-top="0.0152in" fo:line-height="0.2069in" fo:margin-right="-0.0104in"/>
      <style:text-properties fo:font-size="11pt" style:font-size-asian="11pt" style:font-size-complex="11pt"/>
    </style:style>
    <style:style style:name="TableCell44" style:family="table-cell">
      <style:table-cell-properties fo:border-top="0.0138in solid #000000" fo:border-left="0.0104in solid #000000" fo:border-bottom="0.0104in solid #000000" fo:border-right="0.0069in solid #000000" style:writing-mode="lr-tb" style:vertical-align="middle" fo:padding-top="0in" fo:padding-left="0in" fo:padding-bottom="0in" fo:padding-right="0in"/>
    </style:style>
    <style:style style:name="P45" style:parent-style-name="TableParagraph" style:family="paragraph">
      <style:paragraph-properties style:punctuation-wrap="simple" fo:text-align="justify" fo:margin-top="0.0152in" fo:line-height="0.2069in" fo:margin-left="0.0263in">
        <style:tab-stops/>
      </style:paragraph-properties>
    </style:style>
    <style:style style:name="T46" style:parent-style-name="預設段落字型" style:family="text">
      <style:text-properties fo:font-size="11pt" style:font-size-asian="11pt" style:font-size-complex="11pt"/>
    </style:style>
    <style:style style:name="TableCell47" style:family="table-cell">
      <style:table-cell-properties fo:border-top="0.0138in solid #000000" fo:border-left="0.0069in solid #000000" fo:border-bottom="0.0104in solid #000000" fo:border-right="0.0069in solid #000000" style:writing-mode="lr-tb" style:vertical-align="middle" fo:padding-top="0in" fo:padding-left="0in" fo:padding-bottom="0in" fo:padding-right="0in"/>
    </style:style>
    <style:style style:name="P48" style:parent-style-name="TableParagraph" style:family="paragraph">
      <style:paragraph-properties style:punctuation-wrap="simple" fo:text-align="justify" fo:margin-top="0.0152in" fo:line-height="0.2069in" fo:margin-left="0.2034in">
        <style:tab-stops/>
      </style:paragraph-properties>
      <style:text-properties fo:font-size="11pt" style:font-size-asian="11pt" style:font-size-complex="11pt"/>
    </style:style>
    <style:style style:name="TableCell49" style:family="table-cell">
      <style:table-cell-properties fo:border-top="0.0138in solid #000000" fo:border-left="0.0069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50" style:parent-style-name="TableParagraph" style:family="paragraph">
      <style:paragraph-properties style:punctuation-wrap="simple" fo:text-align="justify" fo:margin-top="0.0152in" fo:line-height="0.2069in" fo:margin-left="0.0263in">
        <style:tab-stops/>
      </style:paragraph-properties>
    </style:style>
    <style:style style:name="T51" style:parent-style-name="預設段落字型" style:family="text">
      <style:text-properties fo:font-size="11pt" style:font-size-asian="11pt" style:font-size-complex="11pt"/>
    </style:style>
    <style:style style:name="TableRow52" style:family="table-row">
      <style:table-row-properties style:min-row-height="0.2361in" style:use-optimal-row-height="false"/>
    </style:style>
    <style:style style:name="P53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54" style:family="table-cell">
      <style:table-cell-properties fo:border="0.0104in solid #000000" style:writing-mode="lr-tb" fo:padding-top="0in" fo:padding-left="0in" fo:padding-bottom="0in" fo:padding-right="0in"/>
    </style:style>
    <style:style style:name="P55" style:parent-style-name="TableParagraph" style:family="paragraph">
      <style:paragraph-properties style:punctuation-wrap="simple" fo:margin-top="0.0152in" fo:line-height="0.2069in" fo:margin-left="0.0159in" fo:margin-right="-0.0104in">
        <style:tab-stops/>
      </style:paragraph-properties>
      <style:text-properties fo:font-size="11pt" style:font-size-asian="11pt" style:font-size-complex="11pt"/>
    </style:style>
    <style:style style:name="TableCell56" style:family="table-cell">
      <style:table-cell-properties fo:border-top="0.0104in solid #000000" fo:border-left="0.0104in solid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57" style:parent-style-name="TableParagraph" style:family="paragraph">
      <style:paragraph-properties style:punctuation-wrap="simple" fo:text-align="justify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58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59" style:parent-style-name="TableParagraph" style:family="paragraph">
      <style:paragraph-properties style:punctuation-wrap="simple" fo:text-align="justify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60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61" style:parent-style-name="TableParagraph" style:family="paragraph">
      <style:paragraph-properties style:punctuation-wrap="simple" fo:text-align="justify" fo:margin-top="0.0152in" fo:line-height="0.2069in" fo:margin-left="0.1381in">
        <style:tab-stops>
          <style:tab-stop style:type="left" style:position="0.4361in"/>
          <style:tab-stop style:type="left" style:position="0.8701in"/>
          <style:tab-stop style:type="left" style:position="1.4243in"/>
        </style:tab-stops>
      </style:paragraph-properties>
    </style:style>
    <style:style style:name="T62" style:parent-style-name="預設段落字型" style:family="text">
      <style:text-properties fo:font-size="11pt" style:font-size-asian="11pt" style:font-size-complex="11pt"/>
    </style:style>
    <style:style style:name="T63" style:parent-style-name="預設段落字型" style:family="text">
      <style:text-properties fo:font-size="11pt" style:font-size-asian="11pt" style:font-size-complex="11pt"/>
    </style:style>
    <style:style style:name="T64" style:parent-style-name="預設段落字型" style:family="text">
      <style:text-properties fo:font-size="11pt" style:font-size-asian="11pt" style:font-size-complex="11pt"/>
    </style:style>
    <style:style style:name="T65" style:parent-style-name="預設段落字型" style:family="text">
      <style:text-properties fo:font-size="11pt" style:font-size-asian="11pt" style:font-size-complex="11pt"/>
    </style:style>
    <style:style style:name="T66" style:parent-style-name="預設段落字型" style:family="text">
      <style:text-properties fo:font-size="11pt" style:font-size-asian="11pt" style:font-size-complex="11pt"/>
    </style:style>
    <style:style style:name="T67" style:parent-style-name="預設段落字型" style:family="text">
      <style:text-properties fo:font-size="11pt" style:font-size-asian="11pt" style:font-size-complex="11pt"/>
    </style:style>
    <style:style style:name="T68" style:parent-style-name="預設段落字型" style:family="text">
      <style:text-properties fo:letter-spacing="-0.0173in" fo:font-size="11pt" style:font-size-asian="11pt" style:font-size-complex="11pt"/>
    </style:style>
    <style:style style:name="TableCell69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70" style:parent-style-name="TableParagraph" style:family="paragraph">
      <style:paragraph-properties style:punctuation-wrap="simple" fo:text-align="justify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71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72" style:parent-style-name="TableParagraph" style:family="paragraph">
      <style:paragraph-properties style:punctuation-wrap="simple" fo:text-align="justify" fo:margin-top="0.0152in" fo:line-height="0.2069in" fo:margin-left="0.575in">
        <style:tab-stops/>
      </style:paragraph-properties>
      <style:text-properties fo:font-size="11pt" style:font-size-asian="11pt" style:font-size-complex="11pt"/>
    </style:style>
    <style:style style:name="TableCell73" style:family="table-cell">
      <style:table-cell-properties fo:border-top="0.0104in solid #000000" fo:border-left="0in none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74" style:parent-style-name="TableParagraph" style:family="paragraph">
      <style:paragraph-properties style:punctuation-wrap="simple" fo:text-align="justify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75" style:family="table-row">
      <style:table-row-properties style:min-row-height="0.2361in" style:use-optimal-row-height="false"/>
    </style:style>
    <style:style style:name="P76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77" style:family="table-cell">
      <style:table-cell-properties fo:border="0.0104in solid #000000" style:writing-mode="lr-tb" fo:padding-top="0in" fo:padding-left="0in" fo:padding-bottom="0in" fo:padding-right="0in"/>
    </style:style>
    <style:style style:name="P78" style:parent-style-name="TableParagraph" style:family="paragraph">
      <style:paragraph-properties style:punctuation-wrap="simple" fo:margin-top="0.0152in" fo:line-height="0.2069in" fo:margin-left="0.0159in" fo:margin-right="-0.0104in">
        <style:tab-stops/>
      </style:paragraph-properties>
      <style:text-properties fo:letter-spacing="-0.0076in" fo:font-size="11pt" style:font-size-asian="11pt" style:font-size-complex="11pt"/>
    </style:style>
    <style:style style:name="TableCell79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80" style:parent-style-name="TableParagraph" style:family="paragraph">
      <style:paragraph-properties style:punctuation-wrap="simple" fo:text-align="justify"/>
    </style:style>
    <style:style style:name="T81" style:parent-style-name="預設段落字型" style:family="text">
      <style:text-properties style:font-name-complex="Times New Roman" fo:font-size="11pt" style:font-size-asian="11pt" style:font-size-complex="11pt"/>
    </style:style>
    <style:style style:name="TableRow82" style:family="table-row">
      <style:table-row-properties style:min-row-height="0.234in" style:use-optimal-row-height="false"/>
    </style:style>
    <style:style style:name="P83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84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85" style:parent-style-name="TableParagraph" style:family="paragraph">
      <style:paragraph-properties style:punctuation-wrap="simple" fo:text-align="center" fo:margin-top="0.0152in" fo:line-height="0.2055in" fo:margin-left="0.0131in">
        <style:tab-stops/>
      </style:paragraph-properties>
      <style:text-properties fo:font-size="11pt" style:font-size-asian="11pt" style:font-size-complex="11pt"/>
    </style:style>
    <style:style style:name="TableCell86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87" style:parent-style-name="TableParagraph" style:family="paragraph">
      <style:paragraph-properties style:punctuation-wrap="simple" fo:text-align="end" fo:margin-top="0.0152in" fo:line-height="0.2055in" fo:margin-right="0.0138in"/>
      <style:text-properties fo:font-size="11pt" style:font-size-asian="11pt" style:font-size-complex="11pt"/>
    </style:style>
    <style:style style:name="TableCell88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8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90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91" style:parent-style-name="TableParagraph" style:family="paragraph">
      <style:paragraph-properties style:punctuation-wrap="simple" fo:margin-top="0.0152in" fo:line-height="0.2055in" fo:margin-left="0.0263in">
        <style:tab-stops/>
      </style:paragraph-properties>
      <style:text-properties fo:font-size="11pt" style:font-size-asian="11pt" style:font-size-complex="11pt"/>
    </style:style>
    <style:style style:name="TableCell92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93" style:parent-style-name="TableParagraph" style:family="paragraph">
      <style:paragraph-properties style:punctuation-wrap="simple" fo:text-align="end" fo:margin-top="0.0152in" fo:line-height="0.2055in" fo:margin-right="-0.0104in"/>
      <style:text-properties fo:font-size="11pt" style:font-size-asian="11pt" style:font-size-complex="11pt"/>
    </style:style>
    <style:style style:name="TableCell94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95" style:parent-style-name="TableParagraph" style:family="paragraph">
      <style:paragraph-properties style:punctuation-wrap="simple" fo:text-align="justify" fo:margin-top="0.0152in" fo:line-height="0.2055in" fo:margin-left="1.1777in">
        <style:tab-stops>
          <style:tab-stop style:type="left" style:position="0.4951in"/>
          <style:tab-stop style:type="left" style:position="0.9895in"/>
        </style:tab-stops>
      </style:paragraph-properties>
      <style:text-properties fo:font-size="11pt" style:font-size-asian="11pt" style:font-size-complex="11pt"/>
    </style:style>
    <style:style style:name="TableRow96" style:family="table-row">
      <style:table-row-properties style:min-row-height="0.2361in" style:use-optimal-row-height="false"/>
    </style:style>
    <style:style style:name="P97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98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99" style:parent-style-name="TableParagraph" style:family="paragraph">
      <style:paragraph-properties style:punctuation-wrap="simple" fo:text-align="center" fo:margin-top="0.0166in" fo:line-height="0.2055in" fo:margin-left="0.0131in">
        <style:tab-stops/>
      </style:paragraph-properties>
      <style:text-properties fo:font-size="11pt" style:font-size-asian="11pt" style:font-size-complex="11pt"/>
    </style:style>
    <style:style style:name="TableCell100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01" style:parent-style-name="TableParagraph" style:family="paragraph">
      <style:paragraph-properties style:punctuation-wrap="simple" fo:text-align="end" fo:margin-top="0.0166in" fo:line-height="0.2055in" fo:margin-right="0.0138in"/>
      <style:text-properties fo:font-size="11pt" style:font-size-asian="11pt" style:font-size-complex="11pt"/>
    </style:style>
    <style:style style:name="TableCell102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0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104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05" style:parent-style-name="TableParagraph" style:family="paragraph">
      <style:paragraph-properties style:punctuation-wrap="simple" fo:margin-top="0.0166in" fo:line-height="0.2055in" fo:margin-left="0.0263in">
        <style:tab-stops/>
      </style:paragraph-properties>
      <style:text-properties fo:font-size="11pt" style:font-size-asian="11pt" style:font-size-complex="11pt"/>
    </style:style>
    <style:style style:name="TableCell106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07" style:parent-style-name="TableParagraph" style:family="paragraph">
      <style:paragraph-properties style:punctuation-wrap="simple" fo:text-align="end" fo:margin-top="0.0166in" fo:line-height="0.2055in" fo:margin-right="-0.0104in"/>
      <style:text-properties fo:font-size="11pt" style:font-size-asian="11pt" style:font-size-complex="11pt"/>
    </style:style>
    <style:style style:name="TableCell108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09" style:parent-style-name="TableParagraph" style:family="paragraph">
      <style:paragraph-properties style:punctuation-wrap="simple" fo:text-align="justify" fo:margin-top="0.0166in" fo:line-height="0.2055in" fo:margin-left="1.1763in">
        <style:tab-stops>
          <style:tab-stop style:type="left" style:position="0.4951in"/>
          <style:tab-stop style:type="left" style:position="0.9895in"/>
        </style:tab-stops>
      </style:paragraph-properties>
      <style:text-properties fo:font-size="11pt" style:font-size-asian="11pt" style:font-size-complex="11pt"/>
    </style:style>
    <style:style style:name="TableRow110" style:family="table-row">
      <style:table-row-properties style:min-row-height="0.2361in" style:use-optimal-row-height="false"/>
    </style:style>
    <style:style style:name="TableCell111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12" style:parent-style-name="TableParagraph" style:family="paragraph">
      <style:paragraph-properties style:punctuation-wrap="simple" fo:line-height="0.1722in" fo:margin-left="0.184in">
        <style:tab-stops/>
      </style:paragraph-properties>
      <style:text-properties fo:font-size="11pt" style:font-size-asian="11pt" style:font-size-complex="11pt"/>
    </style:style>
    <style:style style:name="P113" style:parent-style-name="TableParagraph" style:family="paragraph">
      <style:paragraph-properties style:punctuation-wrap="simple" fo:text-align="justify" fo:margin-top="0.0097in" fo:line-height="77%" fo:margin-left="0.184in" fo:margin-right="0.1597in">
        <style:tab-stops/>
      </style:paragraph-properties>
      <style:text-properties fo:font-size="11pt" style:font-size-asian="11pt" style:font-size-complex="11pt"/>
    </style:style>
    <style:style style:name="P114" style:parent-style-name="TableParagraph" style:family="paragraph">
      <style:paragraph-properties style:punctuation-wrap="simple" fo:text-align="justify" fo:line-height="0.1381in" fo:margin-left="0.184in">
        <style:tab-stops/>
      </style:paragraph-properties>
      <style:text-properties fo:font-size="11pt" style:font-size-asian="11pt" style:font-size-complex="11pt"/>
    </style:style>
    <style:style style:name="TableCell115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16" style:parent-style-name="TableParagraph" style:family="paragraph">
      <style:paragraph-properties style:punctuation-wrap="simple" fo:text-align="center" fo:margin-top="0.0152in" fo:line-height="0.2069in" fo:margin-left="0.0131in">
        <style:tab-stops/>
      </style:paragraph-properties>
      <style:text-properties fo:font-size="11pt" style:font-size-asian="11pt" style:font-size-complex="11pt"/>
    </style:style>
    <style:style style:name="TableCell117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18" style:parent-style-name="TableParagraph" style:family="paragraph">
      <style:paragraph-properties style:punctuation-wrap="simple" fo:margin-top="0.0152in" fo:line-height="0.2069in" fo:margin-left="0.1381in">
        <style:tab-stops/>
      </style:paragraph-properties>
      <style:text-properties fo:font-size="11pt" style:font-size-asian="11pt" style:font-size-complex="11pt"/>
    </style:style>
    <style:style style:name="TableCell11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20" style:parent-style-name="TableParagraph" style:family="paragraph">
      <style:paragraph-properties style:punctuation-wrap="simple" fo:margin-top="0.0152in" fo:line-height="0.2069in" fo:margin-left="0.0277in">
        <style:tab-stops/>
      </style:paragraph-properties>
      <style:text-properties fo:font-size="11pt" style:font-size-asian="11pt" style:font-size-complex="11pt"/>
    </style:style>
    <style:style style:name="TableCell12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22" style:parent-style-name="TableParagraph" style:family="paragraph">
      <style:paragraph-properties style:punctuation-wrap="simple" fo:margin-top="0.0152in" fo:line-height="0.2069in" fo:margin-left="0.125in">
        <style:tab-stops/>
      </style:paragraph-properties>
      <style:text-properties fo:font-size="11pt" style:font-size-asian="11pt" style:font-size-complex="11pt"/>
    </style:style>
    <style:style style:name="TableCell123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24" style:parent-style-name="TableParagraph" style:family="paragraph">
      <style:paragraph-properties style:punctuation-wrap="simple" fo:text-align="end" fo:margin-top="0.0152in" fo:line-height="0.2069in" fo:margin-right="-0.0104in"/>
      <style:text-properties fo:font-size="11pt" style:font-size-asian="11pt" style:font-size-complex="11pt"/>
    </style:style>
    <style:style style:name="TableCell125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26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127" style:family="table-row">
      <style:table-row-properties style:min-row-height="0.334in" style:use-optimal-row-height="false"/>
    </style:style>
    <style:style style:name="P128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129" style:family="table-cell">
      <style:table-cell-properties fo:border="0.0104in solid #000000" style:writing-mode="lr-tb" fo:padding-top="0in" fo:padding-left="0in" fo:padding-bottom="0in" fo:padding-right="0in"/>
    </style:style>
    <style:style style:name="P130" style:parent-style-name="TableParagraph" style:family="paragraph">
      <style:paragraph-properties style:punctuation-wrap="simple" fo:line-height="0.1722in" fo:margin-left="0.0159in" fo:margin-right="-0.0104in">
        <style:tab-stops>
          <style:tab-stop style:type="left" style:position="0.3916in"/>
          <style:tab-stop style:type="left" style:position="0.7833in"/>
          <style:tab-stop style:type="left" style:position="1.175in"/>
        </style:tab-stops>
      </style:paragraph-properties>
    </style:style>
    <style:style style:name="T131" style:parent-style-name="預設段落字型" style:family="text">
      <style:text-properties fo:font-size="11pt" style:font-size-asian="11pt" style:font-size-complex="11pt"/>
    </style:style>
    <style:style style:name="T132" style:parent-style-name="預設段落字型" style:family="text">
      <style:text-properties fo:font-size="11pt" style:font-size-asian="11pt" style:font-size-complex="11pt"/>
    </style:style>
    <style:style style:name="T133" style:parent-style-name="預設段落字型" style:family="text">
      <style:text-properties fo:font-size="11pt" style:font-size-asian="11pt" style:font-size-complex="11pt"/>
    </style:style>
    <style:style style:name="T134" style:parent-style-name="預設段落字型" style:family="text">
      <style:text-properties fo:font-size="11pt" style:font-size-asian="11pt" style:font-size-complex="11pt"/>
    </style:style>
    <style:style style:name="T135" style:parent-style-name="預設段落字型" style:family="text">
      <style:text-properties fo:font-size="11pt" style:font-size-asian="11pt" style:font-size-complex="11pt"/>
    </style:style>
    <style:style style:name="T136" style:parent-style-name="預設段落字型" style:family="text">
      <style:text-properties fo:font-size="11pt" style:font-size-asian="11pt" style:font-size-complex="11pt"/>
    </style:style>
    <style:style style:name="T137" style:parent-style-name="預設段落字型" style:family="text">
      <style:text-properties fo:letter-spacing="-0.0104in" fo:font-size="11pt" style:font-size-asian="11pt" style:font-size-complex="11pt"/>
    </style:style>
    <style:style style:name="P138" style:parent-style-name="TableParagraph" style:family="paragraph">
      <style:paragraph-properties style:punctuation-wrap="simple" fo:line-height="0.1486in" fo:margin-left="0.0159in" fo:margin-right="-0.0305in">
        <style:tab-stops/>
      </style:paragraph-properties>
      <style:text-properties fo:letter-spacing="0.0138in" fo:font-size="11pt" style:font-size-asian="11pt" style:font-size-complex="11pt"/>
    </style:style>
    <style:style style:name="TableCell139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40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141" style:family="table-row">
      <style:table-row-properties style:min-row-height="0.2423in" style:use-optimal-row-height="false"/>
    </style:style>
    <style:style style:name="P142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143" style:family="table-cell">
      <style:table-cell-properties fo:border="0.0104in solid #000000" style:writing-mode="lr-tb" fo:padding-top="0in" fo:padding-left="0in" fo:padding-bottom="0in" fo:padding-right="0in"/>
    </style:style>
    <style:style style:name="P144" style:parent-style-name="TableParagraph" style:family="paragraph">
      <style:paragraph-properties style:punctuation-wrap="simple" fo:margin-top="0.0187in" fo:line-height="0.2104in" fo:margin-left="0.0159in" fo:margin-right="-0.0104in">
        <style:tab-stops/>
      </style:paragraph-properties>
      <style:text-properties fo:font-size="11pt" style:font-size-asian="11pt" style:font-size-complex="11pt"/>
    </style:style>
    <style:style style:name="TableCell145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46" style:parent-style-name="TableParagraph" style:family="paragraph">
      <style:paragraph-properties style:punctuation-wrap="simple" fo:text-align="justify" fo:margin-top="0.0187in" fo:line-height="0.2104in"/>
      <style:text-properties fo:font-size="11pt" style:font-size-asian="11pt" style:font-size-complex="11pt"/>
    </style:style>
    <style:style style:name="TableRow147" style:family="table-row">
      <style:table-row-properties style:min-row-height="0.2361in" style:use-optimal-row-height="false"/>
    </style:style>
    <style:style style:name="TableCell148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49" style:parent-style-name="TableParagraph" style:family="paragraph">
      <style:paragraph-properties style:punctuation-wrap="simple" fo:margin-top="0.0013in"/>
      <style:text-properties fo:font-size="11pt" style:font-size-asian="11pt" style:font-size-complex="11pt"/>
    </style:style>
    <style:style style:name="P150" style:parent-style-name="TableParagraph" style:family="paragraph">
      <style:paragraph-properties style:punctuation-wrap="simple" fo:line-height="0.1902in" fo:margin-left="0.184in">
        <style:tab-stops/>
      </style:paragraph-properties>
      <style:text-properties fo:font-size="11pt" style:font-size-asian="11pt" style:font-size-complex="11pt"/>
    </style:style>
    <style:style style:name="P151" style:parent-style-name="TableParagraph" style:family="paragraph">
      <style:paragraph-properties style:punctuation-wrap="simple" fo:text-align="justify" fo:margin-top="0.0104in" fo:line-height="77%" fo:margin-left="0.184in" fo:margin-right="0.1597in">
        <style:tab-stops/>
      </style:paragraph-properties>
      <style:text-properties fo:font-size="11pt" style:font-size-asian="11pt" style:font-size-complex="11pt"/>
    </style:style>
    <style:style style:name="TableCell152" style:family="table-cell">
      <style:table-cell-properties fo:border="0.0104in solid #000000" style:writing-mode="lr-tb" fo:padding-top="0in" fo:padding-left="0in" fo:padding-bottom="0in" fo:padding-right="0in"/>
    </style:style>
    <style:style style:name="P153" style:parent-style-name="TableParagraph" style:family="paragraph">
      <style:paragraph-properties style:punctuation-wrap="simple" fo:margin-top="0.0152in" fo:line-height="0.2069in" fo:margin-left="0.0159in" fo:margin-right="-0.0104in">
        <style:tab-stops>
          <style:tab-stop style:type="left" style:position="1.1763in"/>
        </style:tab-stops>
      </style:paragraph-properties>
    </style:style>
    <style:style style:name="T154" style:parent-style-name="預設段落字型" style:family="text">
      <style:text-properties fo:font-size="11pt" style:font-size-asian="11pt" style:font-size-complex="11pt"/>
    </style:style>
    <style:style style:name="T155" style:parent-style-name="預設段落字型" style:family="text">
      <style:text-properties fo:font-size="11pt" style:font-size-asian="11pt" style:font-size-complex="11pt"/>
    </style:style>
    <style:style style:name="T156" style:parent-style-name="預設段落字型" style:family="text">
      <style:text-properties fo:letter-spacing="-0.0118in" fo:font-size="11pt" style:font-size-asian="11pt" style:font-size-complex="11pt"/>
    </style:style>
    <style:style style:name="TableCell157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58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159" style:family="table-row">
      <style:table-row-properties style:min-row-height="0.234in" style:use-optimal-row-height="false"/>
    </style:style>
    <style:style style:name="P160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161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62" style:parent-style-name="TableParagraph" style:family="paragraph">
      <style:paragraph-properties style:punctuation-wrap="simple" fo:text-align="center" fo:margin-top="0.0152in" fo:line-height="0.2055in" fo:margin-left="0.0131in">
        <style:tab-stops/>
      </style:paragraph-properties>
      <style:text-properties fo:font-size="11pt" style:font-size-asian="11pt" style:font-size-complex="11pt"/>
    </style:style>
    <style:style style:name="TableCell163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64" style:parent-style-name="TableParagraph" style:family="paragraph">
      <style:paragraph-properties style:punctuation-wrap="simple" fo:margin-top="0.0152in" fo:line-height="0.2055in" fo:margin-left="0.0784in">
        <style:tab-stops/>
      </style:paragraph-properties>
      <style:text-properties fo:font-size="11pt" style:font-size-asian="11pt" style:font-size-complex="11pt"/>
    </style:style>
    <style:style style:name="TableCell165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66" style:parent-style-name="TableParagraph" style:family="paragraph">
      <style:paragraph-properties style:punctuation-wrap="simple" fo:text-align="end" fo:margin-top="0.0152in" fo:line-height="0.2055in" fo:margin-right="-0.0104in"/>
      <style:text-properties fo:font-size="11pt" style:font-size-asian="11pt" style:font-size-complex="11pt"/>
    </style:style>
    <style:style style:name="TableCell167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68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169" style:family="table-row">
      <style:table-row-properties style:min-row-height="0.2361in" style:use-optimal-row-height="false"/>
    </style:style>
    <style:style style:name="P170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171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72" style:parent-style-name="TableParagraph" style:family="paragraph">
      <style:paragraph-properties style:punctuation-wrap="simple" fo:text-align="center" fo:margin-top="0.0166in" fo:line-height="0.2055in" fo:margin-left="0.0131in">
        <style:tab-stops/>
      </style:paragraph-properties>
      <style:text-properties fo:font-size="11pt" style:font-size-asian="11pt" style:font-size-complex="11pt"/>
    </style:style>
    <style:style style:name="TableCell173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74" style:parent-style-name="TableParagraph" style:family="paragraph">
      <style:paragraph-properties style:punctuation-wrap="simple" fo:margin-top="0.0166in" fo:line-height="0.2055in" fo:margin-left="0.0784in">
        <style:tab-stops/>
      </style:paragraph-properties>
      <style:text-properties fo:font-size="11pt" style:font-size-asian="11pt" style:font-size-complex="11pt"/>
    </style:style>
    <style:style style:name="TableCell175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76" style:parent-style-name="TableParagraph" style:family="paragraph">
      <style:paragraph-properties style:punctuation-wrap="simple" fo:text-align="end" fo:margin-top="0.0166in" fo:line-height="0.2055in" fo:margin-right="-0.0104in"/>
      <style:text-properties fo:font-size="11pt" style:font-size-asian="11pt" style:font-size-complex="11pt"/>
    </style:style>
    <style:style style:name="TableCell177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78" style:parent-style-name="TableParagraph" style:family="paragraph">
      <style:paragraph-properties style:punctuation-wrap="simple" fo:text-align="justify"/>
    </style:style>
    <style:style style:name="T179" style:parent-style-name="預設段落字型" style:family="text">
      <style:text-properties style:font-name-complex="Times New Roman" fo:font-size="11pt" style:font-size-asian="11pt" style:font-size-complex="11pt"/>
    </style:style>
    <style:style style:name="TableRow180" style:family="table-row">
      <style:table-row-properties style:min-row-height="0.2361in" style:use-optimal-row-height="false"/>
    </style:style>
    <style:style style:name="P181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182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83" style:parent-style-name="TableParagraph" style:family="paragraph">
      <style:paragraph-properties style:punctuation-wrap="simple" fo:text-align="center" fo:margin-top="0.0152in" fo:line-height="0.2069in" fo:margin-left="0.0131in">
        <style:tab-stops/>
      </style:paragraph-properties>
      <style:text-properties fo:font-size="11pt" style:font-size-asian="11pt" style:font-size-complex="11pt"/>
    </style:style>
    <style:style style:name="TableCell184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85" style:parent-style-name="TableParagraph" style:family="paragraph">
      <style:paragraph-properties style:punctuation-wrap="simple" fo:margin-top="0.0152in" fo:line-height="0.2069in" fo:margin-left="0.0784in">
        <style:tab-stops/>
      </style:paragraph-properties>
      <style:text-properties fo:font-size="11pt" style:font-size-asian="11pt" style:font-size-complex="11pt"/>
    </style:style>
    <style:style style:name="TableCell186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87" style:parent-style-name="TableParagraph" style:family="paragraph">
      <style:paragraph-properties style:punctuation-wrap="simple" fo:text-align="end" fo:margin-top="0.0152in" fo:line-height="0.2069in" fo:margin-right="-0.0104in"/>
      <style:text-properties fo:font-size="11pt" style:font-size-asian="11pt" style:font-size-complex="11pt"/>
    </style:style>
    <style:style style:name="TableCell188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89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190" style:family="table-row">
      <style:table-row-properties style:min-row-height="0.2361in" style:use-optimal-row-height="false"/>
    </style:style>
    <style:style style:name="P191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192" style:family="table-cell">
      <style:table-cell-properties fo:border="0.0104in solid #000000" style:writing-mode="lr-tb" fo:padding-top="0in" fo:padding-left="0in" fo:padding-bottom="0in" fo:padding-right="0in"/>
    </style:style>
    <style:style style:name="P193" style:parent-style-name="TableParagraph" style:family="paragraph">
      <style:paragraph-properties style:punctuation-wrap="simple" fo:margin-top="0.0152in" fo:line-height="0.2069in" fo:margin-left="0.0159in" fo:margin-right="-0.0305in">
        <style:tab-stops/>
      </style:paragraph-properties>
      <style:text-properties fo:letter-spacing="0.0138in" fo:font-size="11pt" style:font-size-asian="11pt" style:font-size-complex="11pt"/>
    </style:style>
    <style:style style:name="TableCell194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95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196" style:family="table-row">
      <style:table-row-properties style:min-row-height="0.2361in" style:use-optimal-row-height="false"/>
    </style:style>
    <style:style style:name="P197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198" style:family="table-cell">
      <style:table-cell-properties fo:border="0.0104in solid #000000" style:writing-mode="lr-tb" fo:padding-top="0in" fo:padding-left="0in" fo:padding-bottom="0in" fo:padding-right="0in"/>
    </style:style>
    <style:style style:name="P199" style:parent-style-name="TableParagraph" style:family="paragraph">
      <style:paragraph-properties style:punctuation-wrap="simple" fo:margin-top="0.0152in" fo:line-height="0.2069in" fo:margin-left="0.0159in" fo:margin-right="-0.0104in">
        <style:tab-stops>
          <style:tab-stop style:type="left" style:position="1.1763in"/>
        </style:tab-stops>
      </style:paragraph-properties>
    </style:style>
    <style:style style:name="T200" style:parent-style-name="預設段落字型" style:family="text">
      <style:text-properties fo:font-size="11pt" style:font-size-asian="11pt" style:font-size-complex="11pt"/>
    </style:style>
    <style:style style:name="T201" style:parent-style-name="預設段落字型" style:family="text">
      <style:text-properties fo:font-size="11pt" style:font-size-asian="11pt" style:font-size-complex="11pt"/>
    </style:style>
    <style:style style:name="T202" style:parent-style-name="預設段落字型" style:family="text">
      <style:text-properties fo:letter-spacing="-0.0118in" fo:font-size="11pt" style:font-size-asian="11pt" style:font-size-complex="11pt"/>
    </style:style>
    <style:style style:name="TableCell203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204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205" style:family="table-row">
      <style:table-row-properties style:min-row-height="0.2361in" style:use-optimal-row-height="false"/>
    </style:style>
    <style:style style:name="TableCell206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07" style:parent-style-name="TableParagraph" style:family="paragraph">
      <style:paragraph-properties style:punctuation-wrap="simple" fo:margin-top="0.0486in" fo:line-height="0.1902in" fo:margin-left="0.184in">
        <style:tab-stops/>
      </style:paragraph-properties>
      <style:text-properties fo:font-size="11pt" style:font-size-asian="11pt" style:font-size-complex="11pt"/>
    </style:style>
    <style:style style:name="P208" style:parent-style-name="TableParagraph" style:family="paragraph">
      <style:paragraph-properties style:punctuation-wrap="simple" fo:text-align="justify" fo:margin-top="0.0097in" fo:line-height="77%" fo:margin-left="0.184in" fo:margin-right="0.1597in">
        <style:tab-stops/>
      </style:paragraph-properties>
      <style:text-properties fo:font-size="11pt" style:font-size-asian="11pt" style:font-size-complex="11pt"/>
    </style:style>
    <style:style style:name="TableCell209" style:family="table-cell">
      <style:table-cell-properties fo:border="0.0104in solid #000000" style:writing-mode="lr-tb" fo:padding-top="0in" fo:padding-left="0in" fo:padding-bottom="0in" fo:padding-right="0in"/>
    </style:style>
    <style:style style:name="P210" style:parent-style-name="TableParagraph" style:family="paragraph">
      <style:paragraph-properties style:punctuation-wrap="simple" fo:margin-top="0.0152in" fo:line-height="0.2069in" fo:margin-left="0.0159in" fo:margin-right="-0.0104in">
        <style:tab-stops>
          <style:tab-stop style:type="left" style:position="1.1763in"/>
        </style:tab-stops>
      </style:paragraph-properties>
    </style:style>
    <style:style style:name="T211" style:parent-style-name="預設段落字型" style:family="text">
      <style:text-properties fo:font-size="11pt" style:font-size-asian="11pt" style:font-size-complex="11pt"/>
    </style:style>
    <style:style style:name="T212" style:parent-style-name="預設段落字型" style:family="text">
      <style:text-properties fo:font-size="11pt" style:font-size-asian="11pt" style:font-size-complex="11pt"/>
    </style:style>
    <style:style style:name="T213" style:parent-style-name="預設段落字型" style:family="text">
      <style:text-properties fo:letter-spacing="-0.0118in" fo:font-size="11pt" style:font-size-asian="11pt" style:font-size-complex="11pt"/>
    </style:style>
    <style:style style:name="TableCell214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215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216" style:family="table-row">
      <style:table-row-properties style:min-row-height="0.2361in" style:use-optimal-row-height="false"/>
    </style:style>
    <style:style style:name="P217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218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19" style:parent-style-name="TableParagraph" style:family="paragraph">
      <style:paragraph-properties style:punctuation-wrap="simple" fo:text-align="center" fo:margin-top="0.0152in" fo:line-height="0.2069in" fo:margin-left="0.0131in">
        <style:tab-stops/>
      </style:paragraph-properties>
      <style:text-properties fo:font-size="11pt" style:font-size-asian="11pt" style:font-size-complex="11pt"/>
    </style:style>
    <style:style style:name="TableCell220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21" style:parent-style-name="TableParagraph" style:family="paragraph">
      <style:paragraph-properties style:punctuation-wrap="simple" fo:margin-top="0.0152in" fo:line-height="0.2069in" fo:margin-left="0.0784in">
        <style:tab-stops/>
      </style:paragraph-properties>
      <style:text-properties fo:font-size="11pt" style:font-size-asian="11pt" style:font-size-complex="11pt"/>
    </style:style>
    <style:style style:name="TableCell222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223" style:parent-style-name="TableParagraph" style:family="paragraph">
      <style:paragraph-properties style:punctuation-wrap="simple" fo:text-align="end" fo:margin-top="0.0152in" fo:line-height="0.2069in" fo:margin-right="-0.0104in"/>
      <style:text-properties fo:font-size="11pt" style:font-size-asian="11pt" style:font-size-complex="11pt"/>
    </style:style>
    <style:style style:name="TableCell224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225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226" style:family="table-row">
      <style:table-row-properties style:min-row-height="0.2361in" style:use-optimal-row-height="false"/>
    </style:style>
    <style:style style:name="P227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228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29" style:parent-style-name="TableParagraph" style:family="paragraph">
      <style:paragraph-properties style:punctuation-wrap="simple" fo:text-align="center" fo:margin-top="0.0152in" fo:line-height="0.2069in" fo:margin-left="0.0131in">
        <style:tab-stops/>
      </style:paragraph-properties>
      <style:text-properties fo:font-size="11pt" style:font-size-asian="11pt" style:font-size-complex="11pt"/>
    </style:style>
    <style:style style:name="TableCell230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31" style:parent-style-name="TableParagraph" style:family="paragraph">
      <style:paragraph-properties style:punctuation-wrap="simple" fo:margin-top="0.0152in" fo:line-height="0.2069in" fo:margin-left="0.0784in">
        <style:tab-stops/>
      </style:paragraph-properties>
      <style:text-properties fo:font-size="11pt" style:font-size-asian="11pt" style:font-size-complex="11pt"/>
    </style:style>
    <style:style style:name="TableCell232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233" style:parent-style-name="TableParagraph" style:family="paragraph">
      <style:paragraph-properties style:punctuation-wrap="simple" fo:text-align="end" fo:margin-top="0.0152in" fo:line-height="0.2069in" fo:margin-right="-0.0104in"/>
      <style:text-properties fo:font-size="11pt" style:font-size-asian="11pt" style:font-size-complex="11pt"/>
    </style:style>
    <style:style style:name="TableCell234" style:family="table-cell">
      <style:table-cell-properties fo:border-top="0.0104in solid #000000" fo:border-left="0.0104in solid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235" style:parent-style-name="TableParagraph" style:family="paragraph">
      <style:paragraph-properties style:punctuation-wrap="simple" fo:text-align="justify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36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237" style:parent-style-name="TableParagraph" style:family="paragraph">
      <style:paragraph-properties style:punctuation-wrap="simple" fo:text-align="justify" fo:margin-top="0.0152in" fo:line-height="0.2069in" fo:margin-left="0.1048in">
        <style:tab-stops/>
      </style:paragraph-properties>
    </style:style>
    <style:style style:name="T238" style:parent-style-name="預設段落字型" style:family="text">
      <style:text-properties fo:font-size="11pt" style:font-size-asian="11pt" style:font-size-complex="11pt"/>
    </style:style>
    <style:style style:name="T239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240" style:parent-style-name="預設段落字型" style:family="text">
      <style:text-properties fo:font-size="11pt" style:font-size-asian="11pt" style:font-size-complex="11pt"/>
    </style:style>
    <style:style style:name="T241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ableCell242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243" style:parent-style-name="TableParagraph" style:family="paragraph">
      <style:paragraph-properties style:punctuation-wrap="simple" fo:text-align="justify" fo:margin-top="0.0152in" fo:line-height="0.2069in" fo:margin-left="0.1062in" fo:margin-right="-0.0104in">
        <style:tab-stops>
          <style:tab-stop style:type="left" style:position="1.0798in"/>
          <style:tab-stop style:type="left" style:position="1.618in"/>
        </style:tab-stops>
      </style:paragraph-properties>
    </style:style>
    <style:style style:name="T244" style:parent-style-name="預設段落字型" style:family="text">
      <style:text-properties fo:letter-spacing="-0.0173in" fo:font-size="11pt" style:font-size-asian="11pt" style:font-size-complex="11pt"/>
    </style:style>
    <style:style style:name="T245" style:parent-style-name="預設段落字型" style:family="text">
      <style:text-properties style:font-name="Times New Roman" style:font-name-complex="Times New Roman" fo:letter-spacing="-0.0083in" fo:font-size="11pt" style:font-size-asian="11pt" style:font-size-complex="11pt"/>
    </style:style>
    <style:style style:name="T246" style:parent-style-name="預設段落字型" style:family="text">
      <style:text-properties fo:letter-spacing="-0.0187in" fo:font-size="11pt" style:font-size-asian="11pt" style:font-size-complex="11pt"/>
    </style:style>
    <style:style style:name="T247" style:parent-style-name="預設段落字型" style:family="text">
      <style:text-properties fo:letter-spacing="-0.0166in" fo:font-size="11pt" style:font-size-asian="11pt" style:font-size-complex="11pt"/>
    </style:style>
    <style:style style:name="T248" style:parent-style-name="預設段落字型" style:family="text">
      <style:text-properties fo:letter-spacing="-0.0187in" fo:font-size="11pt" style:font-size-asian="11pt" style:font-size-complex="11pt"/>
    </style:style>
    <style:style style:name="T249" style:parent-style-name="預設段落字型" style:family="text">
      <style:text-properties fo:letter-spacing="-0.0166in" fo:font-size="11pt" style:font-size-asian="11pt" style:font-size-complex="11pt"/>
    </style:style>
    <style:style style:name="T250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251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252" style:parent-style-name="預設段落字型" style:family="text">
      <style:text-properties fo:letter-spacing="-0.0166in" fo:font-size="11pt" style:font-size-asian="11pt" style:font-size-complex="11pt"/>
    </style:style>
    <style:style style:name="T253" style:parent-style-name="預設段落字型" style:family="text">
      <style:text-properties style:font-name="Times New Roman" style:font-name-complex="Times New Roman" fo:letter-spacing="-0.0083in" fo:font-size="11pt" style:font-size-asian="11pt" style:font-size-complex="11pt"/>
    </style:style>
    <style:style style:name="T254" style:parent-style-name="預設段落字型" style:family="text">
      <style:text-properties fo:letter-spacing="-0.0187in" fo:font-size="11pt" style:font-size-asian="11pt" style:font-size-complex="11pt"/>
    </style:style>
    <style:style style:name="T255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256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257" style:parent-style-name="預設段落字型" style:family="text">
      <style:text-properties fo:letter-spacing="-0.0187in" fo:font-size="11pt" style:font-size-asian="11pt" style:font-size-complex="11pt"/>
    </style:style>
    <style:style style:name="T258" style:parent-style-name="預設段落字型" style:family="text">
      <style:text-properties style:font-name="Times New Roman" style:font-name-complex="Times New Roman" fo:letter-spacing="-0.0083in" fo:font-size="11pt" style:font-size-asian="11pt" style:font-size-complex="11pt"/>
    </style:style>
    <style:style style:name="T259" style:parent-style-name="預設段落字型" style:family="text">
      <style:text-properties fo:letter-spacing="-0.0187in" fo:font-size="11pt" style:font-size-asian="11pt" style:font-size-complex="11pt"/>
    </style:style>
    <style:style style:name="T260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ableCell261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262" style:parent-style-name="TableParagraph" style:family="paragraph">
      <style:paragraph-properties style:punctuation-wrap="simple" fo:text-align="justify" fo:margin-top="0.0152in" fo:line-height="0.2069in" fo:margin-right="0.0395in"/>
      <style:text-properties fo:font-size="11pt" style:font-size-asian="11pt" style:font-size-complex="11pt"/>
    </style:style>
    <style:style style:name="TableCell263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264" style:parent-style-name="TableParagraph" style:family="paragraph">
      <style:paragraph-properties style:punctuation-wrap="simple" fo:text-align="justify" fo:margin-top="0.0152in" fo:line-height="0.2069in" fo:margin-left="0.1215in">
        <style:tab-stops/>
      </style:paragraph-properties>
      <style:text-properties fo:font-size="11pt" style:font-size-asian="11pt" style:font-size-complex="11pt"/>
    </style:style>
    <style:style style:name="TableCell265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266" style:parent-style-name="TableParagraph" style:family="paragraph">
      <style:paragraph-properties style:punctuation-wrap="simple" fo:text-align="justify" fo:margin-top="0.0152in" fo:line-height="0.2069in" fo:margin-left="0.0368in">
        <style:tab-stops/>
      </style:paragraph-properties>
      <style:text-properties fo:font-size="11pt" style:font-size-asian="11pt" style:font-size-complex="11pt"/>
    </style:style>
    <style:style style:name="TableCell267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268" style:parent-style-name="TableParagraph" style:family="paragraph">
      <style:paragraph-properties style:punctuation-wrap="simple" fo:text-align="justify" fo:margin-top="0.0152in" fo:line-height="0.2069in" fo:margin-left="0.0368in">
        <style:tab-stops/>
      </style:paragraph-properties>
      <style:text-properties fo:font-size="11pt" style:font-size-asian="11pt" style:font-size-complex="11pt"/>
    </style:style>
    <style:style style:name="TableCell269" style:family="table-cell">
      <style:table-cell-properties fo:border-top="0.0104in solid #000000" fo:border-left="0in none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270" style:parent-style-name="TableParagraph" style:family="paragraph">
      <style:paragraph-properties style:punctuation-wrap="simple" fo:text-align="justify" fo:margin-top="0.0152in" fo:line-height="0.2069in" fo:margin-left="0.0986in">
        <style:tab-stops/>
      </style:paragraph-properties>
      <style:text-properties fo:font-size="11pt" style:font-size-asian="11pt" style:font-size-complex="11pt"/>
    </style:style>
    <style:style style:name="TableRow271" style:family="table-row">
      <style:table-row-properties style:min-row-height="0.2361in" style:use-optimal-row-height="false"/>
    </style:style>
    <style:style style:name="P272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273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74" style:parent-style-name="TableParagraph" style:family="paragraph">
      <style:paragraph-properties style:punctuation-wrap="simple" fo:text-align="center" fo:margin-top="0.0152in" fo:line-height="0.2069in" fo:margin-left="0.0131in">
        <style:tab-stops/>
      </style:paragraph-properties>
      <style:text-properties fo:font-size="11pt" style:font-size-asian="11pt" style:font-size-complex="11pt"/>
    </style:style>
    <style:style style:name="TableCell27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76" style:parent-style-name="TableParagraph" style:family="paragraph">
      <style:paragraph-properties style:punctuation-wrap="simple" fo:margin-top="0.0152in" fo:line-height="0.2069in" fo:margin-left="0.0784in">
        <style:tab-stops/>
      </style:paragraph-properties>
      <style:text-properties fo:font-size="11pt" style:font-size-asian="11pt" style:font-size-complex="11pt"/>
    </style:style>
    <style:style style:name="TableCell277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278" style:parent-style-name="TableParagraph" style:family="paragraph">
      <style:paragraph-properties style:punctuation-wrap="simple" fo:text-align="end" fo:margin-top="0.0152in" fo:line-height="0.2069in" fo:margin-right="-0.0104in"/>
      <style:text-properties fo:font-size="11pt" style:font-size-asian="11pt" style:font-size-complex="11pt"/>
    </style:style>
    <style:style style:name="TableCell279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280" style:parent-style-name="TableParagraph" style:family="paragraph">
      <style:paragraph-properties style:punctuation-wrap="simple" fo:text-align="justify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81" style:family="table-row">
      <style:table-row-properties style:min-row-height="0.2361in" style:use-optimal-row-height="false"/>
    </style:style>
    <style:style style:name="P282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283" style:family="table-cell">
      <style:table-cell-properties fo:border="0.0104in solid #000000" style:writing-mode="lr-tb" fo:padding-top="0in" fo:padding-left="0in" fo:padding-bottom="0in" fo:padding-right="0in"/>
    </style:style>
    <style:style style:name="P284" style:parent-style-name="TableParagraph" style:family="paragraph">
      <style:paragraph-properties style:punctuation-wrap="simple" fo:margin-top="0.0152in" fo:line-height="0.2069in" fo:margin-left="0.0159in" fo:margin-right="-0.0305in">
        <style:tab-stops/>
      </style:paragraph-properties>
      <style:text-properties fo:letter-spacing="0.0138in" fo:font-size="11pt" style:font-size-asian="11pt" style:font-size-complex="11pt"/>
    </style:style>
    <style:style style:name="TableCell285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286" style:parent-style-name="TableParagraph" style:family="paragraph">
      <style:paragraph-properties style:punctuation-wrap="simple" fo:text-align="justify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87" style:family="table-row">
      <style:table-row-properties style:min-row-height="0.2361in" style:use-optimal-row-height="false"/>
    </style:style>
    <style:style style:name="P288" style:parent-style-name="內文" style:family="paragraph">
      <style:text-properties style:font-name="Times New Roman" style:font-name-asian="新細明體" style:font-name-complex="Times New Roman" fo:font-size="1pt" style:font-size-asian="1pt" style:font-size-complex="1pt"/>
    </style:style>
    <style:style style:name="TableCell289" style:family="table-cell">
      <style:table-cell-properties fo:border="0.0104in solid #000000" style:writing-mode="lr-tb" fo:padding-top="0in" fo:padding-left="0in" fo:padding-bottom="0in" fo:padding-right="0in"/>
    </style:style>
    <style:style style:name="P290" style:parent-style-name="TableParagraph" style:family="paragraph">
      <style:paragraph-properties style:punctuation-wrap="simple" fo:margin-top="0.0152in" fo:line-height="0.2069in" fo:margin-left="0.0159in" fo:margin-right="-0.0104in">
        <style:tab-stops>
          <style:tab-stop style:type="left" style:position="1.1763in"/>
        </style:tab-stops>
      </style:paragraph-properties>
    </style:style>
    <style:style style:name="T291" style:parent-style-name="預設段落字型" style:family="text">
      <style:text-properties fo:font-size="11pt" style:font-size-asian="11pt" style:font-size-complex="11pt"/>
    </style:style>
    <style:style style:name="T292" style:parent-style-name="預設段落字型" style:family="text">
      <style:text-properties fo:font-size="11pt" style:font-size-asian="11pt" style:font-size-complex="11pt"/>
    </style:style>
    <style:style style:name="T293" style:parent-style-name="預設段落字型" style:family="text">
      <style:text-properties fo:letter-spacing="-0.0118in" fo:font-size="11pt" style:font-size-asian="11pt" style:font-size-complex="11pt"/>
    </style:style>
    <style:style style:name="TableCell294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295" style:parent-style-name="TableParagraph" style:family="paragraph">
      <style:paragraph-properties style:punctuation-wrap="simple" fo:text-align="justify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96" style:family="table-row">
      <style:table-row-properties style:min-row-height="3.6659in" style:use-optimal-row-height="false"/>
    </style:style>
    <style:style style:name="TableCell297" style:family="table-cell">
      <style:table-cell-properties fo:border-top="0.0104in solid #000000" fo:border-left="0.0138in solid #000000" fo:border-bottom="0.0138in solid #000000" fo:border-right="0in none #000000" style:writing-mode="lr-tb" fo:padding-top="0in" fo:padding-left="0in" fo:padding-bottom="0in" fo:padding-right="0in"/>
    </style:style>
    <style:style style:name="P298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299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00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01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02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03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04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05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06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07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08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09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10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11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12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13" style:parent-style-name="TableParagraph" style:family="paragraph">
      <style:paragraph-properties style:punctuation-wrap="simple" fo:margin-top="0.109in" fo:margin-left="0.2694in">
        <style:tab-stops/>
      </style:paragraph-properties>
      <style:text-properties fo:font-size="11pt" style:font-size-asian="11pt" style:font-size-complex="11pt"/>
    </style:style>
    <style:style style:name="TableCell314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1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16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17" style:parent-style-name="TableParagraph" style:family="paragraph">
      <style:paragraph-properties style:punctuation-wrap="simple" fo:margin-top="0.1465in" fo:margin-left="0.0152in">
        <style:tab-stops/>
      </style:paragraph-properties>
    </style:style>
    <style:style style:name="T318" style:parent-style-name="預設段落字型" style:family="text">
      <style:text-properties style:font-name="Times New Roman" style:font-name-asian="新細明體" style:font-name-complex="Times New Roman" fo:letter-spacing="-0.0083in" fo:font-size="11pt" style:font-size-asian="11pt" style:font-size-complex="11pt"/>
    </style:style>
    <style:style style:name="T319" style:parent-style-name="預設段落字型" style:family="text">
      <style:text-properties fo:letter-spacing="-0.0187in" fo:font-size="11pt" style:font-size-asian="11pt" style:font-size-complex="11pt"/>
    </style:style>
    <style:style style:name="T320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P321" style:parent-style-name="TableParagraph" style:family="paragraph">
      <style:paragraph-properties style:punctuation-wrap="simple"/>
    </style:style>
    <style:style style:name="P322" style:parent-style-name="TableParagraph" style:family="paragraph">
      <style:paragraph-properties style:punctuation-wrap="simple"/>
    </style:style>
    <style:style style:name="P323" style:parent-style-name="TableParagraph" style:family="paragraph">
      <style:paragraph-properties style:punctuation-wrap="simple"/>
    </style:style>
    <style:style style:name="P324" style:parent-style-name="TableParagraph" style:family="paragraph">
      <style:paragraph-properties style:punctuation-wrap="simple"/>
    </style:style>
    <style:style style:name="P325" style:parent-style-name="TableParagraph" style:family="paragraph">
      <style:paragraph-properties style:punctuation-wrap="simple"/>
    </style:style>
    <style:style style:name="P326" style:parent-style-name="TableParagraph" style:family="paragraph">
      <style:paragraph-properties style:punctuation-wrap="simple"/>
    </style:style>
    <style:style style:name="P327" style:parent-style-name="TableParagraph" style:family="paragraph">
      <style:paragraph-properties style:punctuation-wrap="simple"/>
    </style:style>
    <style:style style:name="P328" style:parent-style-name="TableParagraph" style:family="paragraph">
      <style:paragraph-properties style:punctuation-wrap="simple"/>
    </style:style>
    <style:style style:name="P329" style:parent-style-name="TableParagraph" style:family="paragraph">
      <style:paragraph-properties style:punctuation-wrap="simple"/>
    </style:style>
    <style:style style:name="P330" style:parent-style-name="TableParagraph" style:family="paragraph">
      <style:paragraph-properties style:punctuation-wrap="simple"/>
    </style:style>
    <style:style style:name="P331" style:parent-style-name="TableParagraph" style:family="paragraph">
      <style:paragraph-properties style:punctuation-wrap="simple"/>
    </style:style>
    <style:style style:name="P332" style:parent-style-name="TableParagraph" style:family="paragraph">
      <style:paragraph-properties style:punctuation-wrap="simple"/>
    </style:style>
    <style:style style:name="P333" style:parent-style-name="TableParagraph" style:family="paragraph">
      <style:paragraph-properties style:punctuation-wrap="simple" fo:margin-top="0.0006in"/>
      <style:text-properties fo:font-size="8pt" style:font-size-asian="8pt" style:font-size-complex="8pt"/>
    </style:style>
    <style:style style:name="P334" style:parent-style-name="TableParagraph" style:family="paragraph">
      <style:paragraph-properties style:punctuation-wrap="simple" fo:margin-top="0.0006in" fo:margin-left="0.0819in">
        <style:tab-stops>
          <style:tab-stop style:type="left" style:position="0.5541in"/>
        </style:tab-stops>
      </style:paragraph-properties>
      <style:text-properties fo:font-size="11pt" style:font-size-asian="11pt" style:font-size-complex="11pt"/>
    </style:style>
    <style:style style:name="TableCell335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3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37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38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39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40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41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42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43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44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45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46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47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48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49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50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51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52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53" style:parent-style-name="TableParagraph" style:family="paragraph">
      <style:paragraph-properties style:punctuation-wrap="simple" fo:margin-top="0.109in" fo:margin-left="0.0201in">
        <style:tab-stops/>
      </style:paragraph-properties>
      <style:text-properties fo:font-size="11pt" style:font-size-asian="11pt" style:font-size-complex="11pt"/>
    </style:style>
    <style:style style:name="TableCell354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5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56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57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58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59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60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61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62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63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64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65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66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67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68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69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70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71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72" style:parent-style-name="TableParagraph" style:family="paragraph">
      <style:paragraph-properties style:punctuation-wrap="simple" fo:text-align="center" fo:margin-top="0.109in" fo:margin-right="0.4118in"/>
      <style:text-properties fo:font-size="11pt" style:font-size-asian="11pt" style:font-size-complex="11pt"/>
    </style:style>
    <style:style style:name="TableCell373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74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75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76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77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78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79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80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81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82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83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84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85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86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87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88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89" style:parent-style-name="TableParagraph" style:family="paragraph">
      <style:paragraph-properties style:punctuation-wrap="simple" fo:text-align="end" fo:margin-top="0.109in" fo:margin-right="0.0895in"/>
      <style:text-properties fo:font-size="11pt" style:font-size-asian="11pt" style:font-size-complex="11pt"/>
    </style:style>
    <style:style style:name="TableCell390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9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92" style:family="table-cell">
      <style:table-cell-properties fo:border-top="0.0104in solid #000000" fo:border-left="0in none #000000" fo:border-bottom="0.0138in solid #000000" fo:border-right="0.0138in solid #000000" style:writing-mode="lr-tb" fo:padding-top="0in" fo:padding-left="0in" fo:padding-bottom="0in" fo:padding-right="0in"/>
    </style:style>
    <style:style style:name="P393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94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95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96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97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98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399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400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401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402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403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404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405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406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407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408" style:parent-style-name="TableParagraph" style:family="paragraph">
      <style:paragraph-properties style:punctuation-wrap="simple" fo:text-align="center" fo:margin-top="0.109in" fo:margin-right="0.0125in"/>
      <style:text-properties fo:font-size="11pt" style:font-size-asian="11pt" style:font-size-complex="11pt"/>
    </style:style>
    <style:style style:name="P409" style:parent-style-name="標題2" style:family="paragraph">
      <style:paragraph-properties style:punctuation-wrap="simple" fo:margin-top="0.0069in" fo:margin-left="0in">
        <style:tab-stops/>
      </style:paragraph-properties>
      <style:text-properties fo:font-size="10pt" style:font-size-asian="10pt" style:font-size-complex="10pt"/>
    </style:style>
  </office:automatic-styles>
  <office:body>
    <office:text text:use-soft-page-breaks="true">
      <text:h text:style-name="P1" text:outline-level="2">附件十六、出流管制計畫完工證明書</text:h>
      <text:p text:style-name="P5"><text:span text:style-name="T6">字</text:span><text:span text:style-name="T7">第</text:span><text:span text:style-name="T8"><text:tab/></text:span><text:span text:style-name="T9">號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rows-spanned="5">
            <text:p text:style-name="P29">一</text:p>
            <text:p text:style-name="P30"><text:span text:style-name="T31">、</text:span><text:span text:style-name="T32">出流管制計畫</text:span><text:span text:style-name="T33">書</text:span></text:p>
          </table:table-cell>
          <table:table-cell table:style-name="TableCell34">
            <text:p text:style-name="P35">計</text:p>
          </table:table-cell>
          <table:table-cell table:style-name="TableCell36">
            <text:p text:style-name="P37">畫</text:p>
          </table:table-cell>
          <table:table-cell table:style-name="TableCell38">
            <text:p text:style-name="P39"/>
          </table:table-cell>
          <table:table-cell table:style-name="TableCell40">
            <text:p text:style-name="P41">名</text:p>
          </table:table-cell>
          <table:table-cell table:style-name="TableCell42">
            <text:p text:style-name="P43">稱</text:p>
          </table:table-cell>
          <table:table-cell table:style-name="TableCell44" table:number-columns-spanned="3">
            <text:p text:style-name="P45"><text:span text:style-name="T46">:OutflowControlPlan.OFP_Name</text:span></text:p>
          </table:table-cell>
          <table:covered-table-cell/>
          <table:covered-table-cell/>
          <table:table-cell table:style-name="TableCell47" table:number-columns-spanned="3">
            <text:p text:style-name="P48">案號</text:p>
          </table:table-cell>
          <table:covered-table-cell/>
          <table:covered-table-cell/>
          <table:table-cell table:style-name="TableCell49" table:number-columns-spanned="4">
            <text:p text:style-name="P50"><text:span text:style-name="T51">:OutflowControlPlan.OFP_No</text:span></text:p>
          </table:table-cell>
          <table:covered-table-cell/>
          <table:covered-table-cell/>
          <table:covered-table-cell/>
        </table:table-row>
        <table:table-row table:style-name="TableRow52">
          <table:covered-table-cell>
            <text:p text:style-name="P53"/>
          </table:covered-table-cell>
          <table:table-cell table:style-name="TableCell54" table:number-columns-spanned="5">
            <text:p text:style-name="P55">核定日<text:s/>期及<text:s/>字<text:s/>號</text:p>
          </table:table-cell>
          <table:covered-table-cell/>
          <table:covered-table-cell/>
          <table:covered-table-cell/>
          <table:covered-table-cell/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 table:number-columns-spanned="2">
            <text:p text:style-name="P61"><text:span text:style-name="T62">年</text:span><text:span text:style-name="T63"><text:tab/></text:span><text:span text:style-name="T64">月</text:span><text:span text:style-name="T65"><text:tab/></text:span><text:span text:style-name="T66">日</text:span><text:span text:style-name="T67"><text:tab/></text:span><text:span text:style-name="T68">字第</text:span></text:p>
          </table:table-cell>
          <table:covered-table-cell/>
          <table:table-cell table:style-name="TableCell69">
            <text:p text:style-name="P70"/>
          </table:table-cell>
          <table:table-cell table:style-name="TableCell71" table:number-columns-spanned="4">
            <text:p text:style-name="P72">號</text:p>
          </table:table-cell>
          <table:covered-table-cell/>
          <table:covered-table-cell/>
          <table:covered-table-cell/>
          <table:table-cell table:style-name="TableCell73">
            <text:p text:style-name="P74"/>
          </table:table-cell>
        </table:table-row>
        <table:table-row table:style-name="TableRow75">
          <table:covered-table-cell>
            <text:p text:style-name="P76"/>
          </table:covered-table-cell>
          <table:table-cell table:style-name="TableCell77" table:number-columns-spanned="5">
            <text:p text:style-name="P78">實施地點及土地標示</text:p>
          </table:table-cell>
          <table:covered-table-cell/>
          <table:covered-table-cell/>
          <table:covered-table-cell/>
          <table:covered-table-cell/>
          <table:table-cell table:style-name="TableCell79" table:number-columns-spanned="10">
            <text:p text:style-name="P80"><text:span text:style-name="T81">:OutflowControlPlan.OFP_Loc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開</text:p>
          </table:table-cell>
          <table:table-cell table:style-name="TableCell86">
            <text:p text:style-name="P87">工</text:p>
          </table:table-cell>
          <table:table-cell table:style-name="TableCell88">
            <text:p text:style-name="P89"/>
          </table:table-cell>
          <table:table-cell table:style-name="TableCell90">
            <text:p text:style-name="P91">日</text:p>
          </table:table-cell>
          <table:table-cell table:style-name="TableCell92">
            <text:p text:style-name="P93">期</text:p>
          </table:table-cell>
          <table:table-cell table:style-name="TableCell94" table:number-columns-spanned="10">
            <text:p text:style-name="P95">年<text:tab/>月<text:tab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covered-table-cell>
            <text:p text:style-name="P97"/>
          </table:covered-table-cell>
          <table:table-cell table:style-name="TableCell98">
            <text:p text:style-name="P99">完</text:p>
          </table:table-cell>
          <table:table-cell table:style-name="TableCell100">
            <text:p text:style-name="P101">工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日</text:p>
          </table:table-cell>
          <table:table-cell table:style-name="TableCell106">
            <text:p text:style-name="P107">期</text:p>
          </table:table-cell>
          <table:table-cell table:style-name="TableCell108" table:number-columns-spanned="10">
            <text:p text:style-name="P109">年<text:tab/>月<text:tab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 table:number-rows-spanned="3">
            <text:p text:style-name="P112">二</text:p>
            <text:p text:style-name="P113">、義務</text:p>
            <text:p text:style-name="P114">人</text:p>
          </table:table-cell>
          <table:table-cell table:style-name="TableCell115">
            <text:p text:style-name="P116">姓</text:p>
          </table:table-cell>
          <table:table-cell table:style-name="TableCell117">
            <text:p text:style-name="P118">名</text:p>
          </table:table-cell>
          <table:table-cell table:style-name="TableCell119">
            <text:p text:style-name="P120">或</text:p>
          </table:table-cell>
          <table:table-cell table:style-name="TableCell121">
            <text:p text:style-name="P122">名</text:p>
          </table:table-cell>
          <table:table-cell table:style-name="TableCell123">
            <text:p text:style-name="P124">稱</text:p>
          </table:table-cell>
          <table:table-cell table:style-name="TableCell125" table:number-columns-spanned="10">
            <text:p text:style-name="P126">:payer.Pay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">
          <table:covered-table-cell>
            <text:p text:style-name="P128"/>
          </table:covered-table-cell>
          <table:table-cell table:style-name="TableCell129" table:number-columns-spanned="5">
            <text:p text:style-name="P130"><text:span text:style-name="T131">身</text:span><text:span text:style-name="T132"><text:tab/></text:span><text:span text:style-name="T133">分</text:span><text:span text:style-name="T134"><text:tab/></text:span><text:span text:style-name="T135">證</text:span><text:span text:style-name="T136"><text:tab/></text:span><text:span text:style-name="T137">或</text:span></text:p>
            <text:p text:style-name="P138">營利事業統一編號</text:p>
          </table:table-cell>
          <table:covered-table-cell/>
          <table:covered-table-cell/>
          <table:covered-table-cell/>
          <table:covered-table-cell/>
          <table:table-cell table:style-name="TableCell139" table:number-columns-spanned="10">
            <text:p text:style-name="P140">:payer.PA_N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">
          <table:covered-table-cell>
            <text:p text:style-name="P142"/>
          </table:covered-table-cell>
          <table:table-cell table:style-name="TableCell143" table:number-columns-spanned="5">
            <text:p text:style-name="P144">住居所<text:s/>或營<text:s/>業<text:s/>所</text:p>
          </table:table-cell>
          <table:covered-table-cell/>
          <table:covered-table-cell/>
          <table:covered-table-cell/>
          <table:covered-table-cell/>
          <table:table-cell table:style-name="TableCell145" table:number-columns-spanned="10">
            <text:p text:style-name="P146">:payer.PA_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7">
          <table:table-cell table:style-name="TableCell148" table:number-rows-spanned="6">
            <text:p text:style-name="P149"/>
            <text:p text:style-name="P150">三</text:p>
            <text:p text:style-name="P151">、承辦技師</text:p>
          </table:table-cell>
          <table:table-cell table:style-name="TableCell152" table:number-columns-spanned="5">
            <text:p text:style-name="P153"><text:span text:style-name="T154">姓</text:span><text:span text:style-name="T155"><text:tab/></text:span><text:span text:style-name="T156">名</text:span></text:p>
          </table:table-cell>
          <table:covered-table-cell/>
          <table:covered-table-cell/>
          <table:covered-table-cell/>
          <table:covered-table-cell/>
          <table:table-cell table:style-name="TableCell157" table:number-columns-spanned="10">
            <text:p text:style-name="P158">:EngineerList.Engine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9">
          <table:covered-table-cell>
            <text:p text:style-name="P160"/>
          </table:covered-table-cell>
          <table:table-cell table:style-name="TableCell161">
            <text:p text:style-name="P162">執</text:p>
          </table:table-cell>
          <table:table-cell table:style-name="TableCell163" table:number-columns-spanned="3">
            <text:p text:style-name="P164">業<text:s/>機<text:s/>構<text:s/>名</text:p>
          </table:table-cell>
          <table:covered-table-cell/>
          <table:covered-table-cell/>
          <table:table-cell table:style-name="TableCell165">
            <text:p text:style-name="P166">稱</text:p>
          </table:table-cell>
          <table:table-cell table:style-name="TableCell167" table:number-columns-spanned="10">
            <text:p text:style-name="P168">:PracticeList.PracticeUni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9">
          <table:covered-table-cell>
            <text:p text:style-name="P170"/>
          </table:covered-table-cell>
          <table:table-cell table:style-name="TableCell171">
            <text:p text:style-name="P172">執</text:p>
          </table:table-cell>
          <table:table-cell table:style-name="TableCell173" table:number-columns-spanned="3">
            <text:p text:style-name="P174">業<text:s/>機<text:s/>構<text:s/>地</text:p>
          </table:table-cell>
          <table:covered-table-cell/>
          <table:covered-table-cell/>
          <table:table-cell table:style-name="TableCell175">
            <text:p text:style-name="P176">址</text:p>
          </table:table-cell>
          <table:table-cell table:style-name="TableCell177" table:number-columns-spanned="10">
            <text:p text:style-name="P178"><text:span text:style-name="T179">:PracticeList.Addres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0">
          <table:covered-table-cell>
            <text:p text:style-name="P181"/>
          </table:covered-table-cell>
          <table:table-cell table:style-name="TableCell182">
            <text:p text:style-name="P183">執</text:p>
          </table:table-cell>
          <table:table-cell table:style-name="TableCell184" table:number-columns-spanned="3">
            <text:p text:style-name="P185">業<text:s/>執<text:s/>照<text:s/>字</text:p>
          </table:table-cell>
          <table:covered-table-cell/>
          <table:covered-table-cell/>
          <table:table-cell table:style-name="TableCell186">
            <text:p text:style-name="P187">號</text:p>
          </table:table-cell>
          <table:table-cell table:style-name="TableCell188" table:number-columns-spanned="10">
            <text:p text:style-name="P189">:EngineerList.EngineerLic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0">
          <table:covered-table-cell>
            <text:p text:style-name="P191"/>
          </table:covered-table-cell>
          <table:table-cell table:style-name="TableCell192" table:number-columns-spanned="5">
            <text:p text:style-name="P193">營利事業統一編號</text:p>
          </table:table-cell>
          <table:covered-table-cell/>
          <table:covered-table-cell/>
          <table:covered-table-cell/>
          <table:covered-table-cell/>
          <table:table-cell table:style-name="TableCell194" table:number-columns-spanned="10">
            <text:p text:style-name="P195">:PracticeList.GU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6">
          <table:covered-table-cell>
            <text:p text:style-name="P197"/>
          </table:covered-table-cell>
          <table:table-cell table:style-name="TableCell198" table:number-columns-spanned="5">
            <text:p text:style-name="P199"><text:span text:style-name="T200">電</text:span><text:span text:style-name="T201"><text:tab/></text:span><text:span text:style-name="T202">話</text:span></text:p>
          </table:table-cell>
          <table:covered-table-cell/>
          <table:covered-table-cell/>
          <table:covered-table-cell/>
          <table:covered-table-cell/>
          <table:table-cell table:style-name="TableCell203" table:number-columns-spanned="10">
            <text:p text:style-name="P204">:PracticeList.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5">
          <table:table-cell table:style-name="TableCell206" table:number-rows-spanned="6">
            <text:p text:style-name="P207">四</text:p>
            <text:p text:style-name="P208">、承辦監造技師</text:p>
          </table:table-cell>
          <table:table-cell table:style-name="TableCell209" table:number-columns-spanned="5">
            <text:p text:style-name="P210"><text:span text:style-name="T211">姓</text:span><text:span text:style-name="T212"><text:tab/></text:span><text:span text:style-name="T213">名</text:span></text:p>
          </table:table-cell>
          <table:covered-table-cell/>
          <table:covered-table-cell/>
          <table:covered-table-cell/>
          <table:covered-table-cell/>
          <table:table-cell table:style-name="TableCell214" table:number-columns-spanned="10">
            <text:p text:style-name="P2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6">
          <table:covered-table-cell>
            <text:p text:style-name="P217"/>
          </table:covered-table-cell>
          <table:table-cell table:style-name="TableCell218">
            <text:p text:style-name="P219">執</text:p>
          </table:table-cell>
          <table:table-cell table:style-name="TableCell220" table:number-columns-spanned="3">
            <text:p text:style-name="P221">業<text:s/>機<text:s/>構<text:s/>名</text:p>
          </table:table-cell>
          <table:covered-table-cell/>
          <table:covered-table-cell/>
          <table:table-cell table:style-name="TableCell222">
            <text:p text:style-name="P223">稱</text:p>
          </table:table-cell>
          <table:table-cell table:style-name="TableCell224" table:number-columns-spanned="10">
            <text:p text:style-name="P2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6">
          <table:covered-table-cell>
            <text:p text:style-name="P227"/>
          </table:covered-table-cell>
          <table:table-cell table:style-name="TableCell228">
            <text:p text:style-name="P229">執</text:p>
          </table:table-cell>
          <table:table-cell table:style-name="TableCell230" table:number-columns-spanned="3">
            <text:p text:style-name="P231">業<text:s/>機<text:s/>構<text:s/>地</text:p>
          </table:table-cell>
          <table:covered-table-cell/>
          <table:covered-table-cell/>
          <table:table-cell table:style-name="TableCell232">
            <text:p text:style-name="P233">址</text:p>
          </table:table-cell>
          <table:table-cell table:style-name="TableCell234">
            <text:p text:style-name="P235"/>
          </table:table-cell>
          <table:table-cell table:style-name="TableCell236">
            <text:p text:style-name="P237"><text:span text:style-name="T238">縣</text:span><text:span text:style-name="T239">(</text:span><text:span text:style-name="T240">市</text:span><text:span text:style-name="T241">)</text:span></text:p>
          </table:table-cell>
          <table:table-cell table:style-name="TableCell242" table:number-columns-spanned="2">
            <text:p text:style-name="P243"><text:span text:style-name="T244">鄉</text:span><text:span text:style-name="T245">(</text:span><text:span text:style-name="T246">鎮</text:span><text:span text:style-name="T247">、市</text:span><text:span text:style-name="T248">、</text:span><text:span text:style-name="T249">區</text:span><text:span text:style-name="T250">)</text:span><text:span text:style-name="T251"><text:tab/></text:span><text:span text:style-name="T252">村</text:span><text:span text:style-name="T253">(</text:span><text:span text:style-name="T254">里</text:span><text:span text:style-name="T255">)</text:span><text:span text:style-name="T256"><text:tab/></text:span><text:span text:style-name="T257">路</text:span><text:span text:style-name="T258">(</text:span><text:span text:style-name="T259">街</text:span><text:span text:style-name="T260">)</text:span></text:p>
          </table:table-cell>
          <table:covered-table-cell/>
          <table:table-cell table:style-name="TableCell261">
            <text:p text:style-name="P262">段</text:p>
          </table:table-cell>
          <table:table-cell table:style-name="TableCell263" table:number-columns-spanned="2">
            <text:p text:style-name="P264">巷</text:p>
          </table:table-cell>
          <table:covered-table-cell/>
          <table:table-cell table:style-name="TableCell265">
            <text:p text:style-name="P266">弄</text:p>
          </table:table-cell>
          <table:table-cell table:style-name="TableCell267">
            <text:p text:style-name="P268">號</text:p>
          </table:table-cell>
          <table:table-cell table:style-name="TableCell269">
            <text:p text:style-name="P270">樓之</text:p>
          </table:table-cell>
        </table:table-row>
        <table:table-row table:style-name="TableRow271">
          <table:covered-table-cell>
            <text:p text:style-name="P272"/>
          </table:covered-table-cell>
          <table:table-cell table:style-name="TableCell273">
            <text:p text:style-name="P274">執</text:p>
          </table:table-cell>
          <table:table-cell table:style-name="TableCell275" table:number-columns-spanned="3">
            <text:p text:style-name="P276">業<text:s/>執<text:s/>照<text:s/>字</text:p>
          </table:table-cell>
          <table:covered-table-cell/>
          <table:covered-table-cell/>
          <table:table-cell table:style-name="TableCell277">
            <text:p text:style-name="P278">號</text:p>
          </table:table-cell>
          <table:table-cell table:style-name="TableCell279" table:number-columns-spanned="10">
            <text:p text:style-name="P2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1">
          <table:covered-table-cell>
            <text:p text:style-name="P282"/>
          </table:covered-table-cell>
          <table:table-cell table:style-name="TableCell283" table:number-columns-spanned="5">
            <text:p text:style-name="P284">營利事業統一編號</text:p>
          </table:table-cell>
          <table:covered-table-cell/>
          <table:covered-table-cell/>
          <table:covered-table-cell/>
          <table:covered-table-cell/>
          <table:table-cell table:style-name="TableCell285" table:number-columns-spanned="10">
            <text:p text:style-name="P2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7">
          <table:covered-table-cell>
            <text:p text:style-name="P288"/>
          </table:covered-table-cell>
          <table:table-cell table:style-name="TableCell289" table:number-columns-spanned="5">
            <text:p text:style-name="P290"><text:span text:style-name="T291">電</text:span><text:span text:style-name="T292"><text:tab/></text:span><text:span text:style-name="T293">話</text:span></text:p>
          </table:table-cell>
          <table:covered-table-cell/>
          <table:covered-table-cell/>
          <table:covered-table-cell/>
          <table:covered-table-cell/>
          <table:table-cell table:style-name="TableCell294" table:number-columns-spanned="10">
            <text:p text:style-name="P2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6">
          <table:table-cell table:style-name="TableCell297">
            <text:p text:style-name="P298"/>
            <text:p text:style-name="P299"/>
            <text:p text:style-name="P300"/>
            <text:p text:style-name="P301"/>
            <text:p text:style-name="P302"/>
            <text:p text:style-name="P303"/>
            <text:p text:style-name="P304"/>
            <text:p text:style-name="P305"/>
            <text:p text:style-name="P306"/>
            <text:p text:style-name="P307"/>
            <text:p text:style-name="P308"/>
            <text:p text:style-name="P309"/>
            <text:p text:style-name="P310"/>
            <text:p text:style-name="P311"/>
            <text:p text:style-name="P312"/>
            <text:p text:style-name="P313">中</text:p>
          </table:table-cell>
          <table:table-cell table:style-name="TableCell314">
            <text:p text:style-name="P315"/>
          </table:table-cell>
          <table:table-cell table:style-name="TableCell316" table:number-columns-spanned="3">
            <text:p text:style-name="P317"><text:span text:style-name="T318">(</text:span><text:span text:style-name="T319">機關首長用印</text:span><text:span text:style-name="T320">)</text:span></text:p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/>
            <text:p text:style-name="P328"/>
            <text:p text:style-name="P329"/>
            <text:p text:style-name="P330"/>
            <text:p text:style-name="P331"/>
            <text:p text:style-name="P332"/>
            <text:p text:style-name="P333"/>
            <text:p text:style-name="P334">華<text:tab/>民</text:p>
          </table:table-cell>
          <table:covered-table-cell/>
          <table:covered-table-cell/>
          <table:table-cell table:style-name="TableCell335">
            <text:p text:style-name="P336"/>
          </table:table-cell>
          <table:table-cell table:style-name="TableCell337">
            <text:p text:style-name="P338"/>
            <text:p text:style-name="P339"/>
            <text:p text:style-name="P340"/>
            <text:p text:style-name="P341"/>
            <text:p text:style-name="P342"/>
            <text:p text:style-name="P343"/>
            <text:p text:style-name="P344"/>
            <text:p text:style-name="P345"/>
            <text:p text:style-name="P346"/>
            <text:p text:style-name="P347"/>
            <text:p text:style-name="P348"/>
            <text:p text:style-name="P349"/>
            <text:p text:style-name="P350"/>
            <text:p text:style-name="P351"/>
            <text:p text:style-name="P352"/>
            <text:p text:style-name="P353">國</text:p>
          </table:table-cell>
          <table:table-cell table:style-name="TableCell354">
            <text:p text:style-name="P355"/>
          </table:table-cell>
          <table:table-cell table:style-name="TableCell356" table:number-columns-spanned="2">
            <text:p text:style-name="P357"/>
            <text:p text:style-name="P358"/>
            <text:p text:style-name="P359"/>
            <text:p text:style-name="P360"/>
            <text:p text:style-name="P361"/>
            <text:p text:style-name="P362"/>
            <text:p text:style-name="P363"/>
            <text:p text:style-name="P364"/>
            <text:p text:style-name="P365"/>
            <text:p text:style-name="P366"/>
            <text:p text:style-name="P367"/>
            <text:p text:style-name="P368"/>
            <text:p text:style-name="P369"/>
            <text:p text:style-name="P370"/>
            <text:p text:style-name="P371"/>
            <text:p text:style-name="P372">年</text:p>
          </table:table-cell>
          <table:covered-table-cell/>
          <table:table-cell table:style-name="TableCell373">
            <text:p text:style-name="P374"/>
            <text:p text:style-name="P375"/>
            <text:p text:style-name="P376"/>
            <text:p text:style-name="P377"/>
            <text:p text:style-name="P378"/>
            <text:p text:style-name="P379"/>
            <text:p text:style-name="P380"/>
            <text:p text:style-name="P381"/>
            <text:p text:style-name="P382"/>
            <text:p text:style-name="P383"/>
            <text:p text:style-name="P384"/>
            <text:p text:style-name="P385"/>
            <text:p text:style-name="P386"/>
            <text:p text:style-name="P387"/>
            <text:p text:style-name="P388"/>
            <text:p text:style-name="P389">月</text:p>
          </table:table-cell>
          <table:table-cell table:style-name="TableCell390" table:number-columns-spanned="4">
            <text:p text:style-name="P391"/>
          </table:table-cell>
          <table:covered-table-cell/>
          <table:covered-table-cell/>
          <table:covered-table-cell/>
          <table:table-cell table:style-name="TableCell392">
            <text:p text:style-name="P393"/>
            <text:p text:style-name="P394"/>
            <text:p text:style-name="P395"/>
            <text:p text:style-name="P396"/>
            <text:p text:style-name="P397"/>
            <text:p text:style-name="P398"/>
            <text:p text:style-name="P399"/>
            <text:p text:style-name="P400"/>
            <text:p text:style-name="P401"/>
            <text:p text:style-name="P402"/>
            <text:p text:style-name="P403"/>
            <text:p text:style-name="P404"/>
            <text:p text:style-name="P405"/>
            <text:p text:style-name="P406"/>
            <text:p text:style-name="P407"/>
            <text:p text:style-name="P408">日</text:p>
          </table:table-cell>
        </table:table-row>
      </table:table>
      <text:h text:style-name="P409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left="1.6736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left="1.4784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text-align="justify" fo:margin-left="0.3319in">
        <style:tab-stops/>
      </style:paragraph-properties>
      <style:text-properties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margin-top="0.0062in" fo:margin-left="0.3319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內文" style:display-name="內文" style:family="paragraph">
      <style:paragraph-properties fo:widows="0" fo:orphans="0" style:text-autospace="none"/>
      <style:text-properties style:font-name="標楷體" style:font-name-asian="標楷體" style:font-name-complex="標楷體" style:letter-kerning="false" fo:font-size="11pt" style:font-size-asian="11pt" style:font-size-complex="11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標題2字元" style:display-name="標題 2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24pt" style:font-size-asian="24pt" style:font-size-complex="24pt"/>
    </style:style>
    <style:style style:name="標題3字元" style:display-name="標題 3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標題4字元" style:display-name="標題 4 字元" style:family="text" style:parent-style-name="預設段落字型">
      <style:text-properties style:font-name="Calibri Light" style:font-name-asian="新細明體" style:font-name-complex="Times New Roman" style:letter-kerning="false" fo:font-size="18pt" style:font-size-asian="18pt" style:font-size-complex="18pt"/>
    </style:style>
    <style:style style:name="本文" style:display-name="本文" style:family="paragraph" style:parent-style-name="內文">
      <style:text-properties fo:font-size="14pt" style:font-size-asian="14pt" style:font-size-complex="14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font-name-complex="標楷體" style:letter-kerning="false" fo:font-size="11pt" style:font-size-asian="11pt"/>
    </style:style>
    <style:style style:name="清單段落" style:display-name="清單段落" style:family="paragraph" style:parent-style-name="內文">
      <style:paragraph-properties fo:margin-top="0.077in" fo:margin-left="1.8986in" fo:margin-right="1.6333in" fo:text-indent="-0.918in">
        <style:tab-stops/>
      </style:paragraph-properties>
      <style:text-properties fo:font-size="12pt" style:font-size-asian="12pt" style:font-size-complex="12pt" fo:hyphenate="false"/>
    </style:style>
    <style:style style:name="TableParagraph" style:display-name="Table Paragraph" style:family="paragraph" style:parent-style-name="內文">
      <style:text-properties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complex="Times New Roman" fo:font-weight="normal" style:font-weight-asian="normal" style:font-weight-complex="normal" style:text-scale="100%" fo:font-size="10pt" style:font-size-asian="10pt" style:font-size-complex="10pt"/>
    </style:style>
    <style:style style:name="WW_CharLFO2LVL1" style:family="text">
      <style:text-properties style:font-name="Wingdings" fo:font-weight="normal" style:font-weight-asian="normal" style:text-scale="100%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6527in" fo:margin-bottom="0.584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33in"/>
      </style:header-style>
      <style:footer-style>
        <style:header-footer-properties style:dynamic-spacing="true" fo:min-height="0.152in"/>
      </style:footer-style>
    </style:page-layout>
    <style:style style:name="P2" style:parent-style-name="本文" style:family="paragraph">
      <style:paragraph-properties style:punctuation-wrap="simple" fo:line-height="5%"/>
    </style:style>
    <style:style style:name="P3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4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Text Box 1" text:anchor-type="paragraph" svg:x="3.91736in" svg:y="10.85833in" svg:width="0.24097in" svg:height="0.26458in" style:rel-width="scale" style:rel-height="scale"><draw:text-box><text:p text:style-name="P3"><text:span text:style-name="T4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 Wang</meta:initial-creator>
    <dc:creator>家誠 蔡</dc:creator>
    <meta:creation-date>2021-08-19T07:55:00Z</meta:creation-date>
    <dc:date>2021-08-19T07:55:00Z</dc:date>
    <meta:template xlink:href="Normal" xlink:type="simple"/>
    <meta:editing-cycles>2</meta:editing-cycles>
    <meta:editing-duration>PT0S</meta:editing-duration>
    <meta:user-defined meta:name="Creator">Acrobat PDFMaker 11 Word 版</meta:user-defined>
    <meta:document-statistic meta:page-count="1" meta:paragraph-count="1" meta:word-count="112" meta:character-count="752" meta:row-count="5" meta:non-whitespace-character-count="641"/>
  </office:meta>
</office:document-meta>
</file>